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f5c5" officeooo:paragraph-rsid="0011f5c5"/>
    </style:style>
    <style:style style:name="P2" style:family="paragraph" style:parent-style-name="Standard">
      <style:text-properties officeooo:rsid="0011f5c5" officeooo:paragraph-rsid="0015fc88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4pt" fo:font-style="italic" style:text-underline-style="solid" style:text-underline-width="auto" style:text-underline-color="font-color" fo:font-weight="bold" officeooo:rsid="0011f5c5" officeooo:paragraph-rsid="0011f5c5" fo:background-color="#ffff00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text-properties fo:font-size="14pt" officeooo:rsid="0011f5c5" officeooo:paragraph-rsid="0011f5c5" style:font-size-asian="14pt" style:font-size-complex="14pt"/>
    </style:style>
    <style:style style:name="P5" style:family="paragraph" style:parent-style-name="Standard">
      <style:text-properties fo:font-size="14pt" officeooo:rsid="0011f5c5" officeooo:paragraph-rsid="0015fc88" style:font-size-asian="14pt" style:font-size-complex="14pt"/>
    </style:style>
    <style:style style:name="P6" style:family="paragraph" style:parent-style-name="Standard">
      <style:text-properties fo:font-size="14pt" officeooo:rsid="0011f5c5" officeooo:paragraph-rsid="0017d362" style:font-size-asian="14pt" style:font-size-complex="14pt"/>
    </style:style>
    <style:style style:name="P7" style:family="paragraph" style:parent-style-name="Standard">
      <style:text-properties fo:font-size="14pt" officeooo:rsid="0013ad04" officeooo:paragraph-rsid="0015fc88" style:font-size-asian="14pt" style:font-size-complex="14pt"/>
    </style:style>
    <style:style style:name="P8" style:family="paragraph" style:parent-style-name="Standard">
      <style:text-properties fo:font-size="14pt" officeooo:rsid="00141b57" officeooo:paragraph-rsid="00141b57" style:font-size-asian="14pt" style:font-size-complex="14pt"/>
    </style:style>
    <style:style style:name="P9" style:family="paragraph" style:parent-style-name="Standard">
      <style:text-properties fo:font-size="14pt" fo:font-style="normal" style:text-underline-style="none" fo:font-weight="normal" officeooo:rsid="0015fc88" officeooo:paragraph-rsid="0015fc8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normal" officeooo:rsid="001a0666" officeooo:paragraph-rsid="001a0666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style:text-underline-style="none" fo:font-weight="normal" officeooo:rsid="001a514c" officeooo:paragraph-rsid="0025e860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5fc88" officeooo:paragraph-rsid="0015fc88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1f5c5" officeooo:paragraph-rsid="0015fc88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961de" officeooo:paragraph-rsid="001961de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officeooo:rsid="001a514c" officeooo:paragraph-rsid="001a514c"/>
    </style:style>
    <style:style style:name="T1" style:family="text">
      <style:text-properties fo:font-size="14pt" officeooo:rsid="0013ad04" style:font-size-asian="14pt" style:font-size-complex="14pt"/>
    </style:style>
    <style:style style:name="T2" style:family="text">
      <style:text-properties fo:font-size="14pt" officeooo:rsid="00141b57" style:font-size-asian="14pt" style:font-size-complex="14pt"/>
    </style:style>
    <style:style style:name="T3" style:family="text">
      <style:text-properties fo:font-size="14pt" officeooo:rsid="001c9e85" style:font-size-asian="14pt" style:font-size-complex="14pt"/>
    </style:style>
    <style:style style:name="T4" style:family="text">
      <style:text-properties fo:font-size="14pt" officeooo:rsid="001e595f" style:font-size-asian="14pt" style:font-size-complex="14pt"/>
    </style:style>
    <style:style style:name="T5" style:family="text">
      <style:text-properties fo:font-size="14pt" officeooo:rsid="001f5d3c" style:font-size-asian="14pt" style:font-size-complex="14pt"/>
    </style:style>
    <style:style style:name="T6" style:family="text">
      <style:text-properties fo:font-size="14pt" officeooo:rsid="0029d668" style:font-size-asian="14pt" style:font-size-complex="14pt"/>
    </style:style>
    <style:style style:name="T7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normal" officeooo:rsid="001aca58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01b7f8e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0204014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normal" officeooo:rsid="0020b231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none" fo:font-weight="normal" officeooo:rsid="0020da57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style:text-underline-style="none" fo:font-weight="normal" officeooo:rsid="0025e86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officeooo:rsid="00141b57"/>
    </style:style>
    <style:style style:name="T15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officeooo:rsid="0015fc88"/>
    </style:style>
    <style:style style:name="T17" style:family="text">
      <style:text-properties officeooo:rsid="0017d362"/>
    </style:style>
    <style:style style:name="T18" style:family="text">
      <style:text-properties officeooo:rsid="00192178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officeooo:rsid="0017d362" style:font-size-asian="20pt" style:font-size-complex="20pt"/>
    </style:style>
    <style:style style:name="T21" style:family="text">
      <style:text-properties officeooo:rsid="001961de"/>
    </style:style>
    <style:style style:name="T22" style:family="text">
      <style:text-properties officeooo:rsid="001aca58"/>
    </style:style>
    <style:style style:name="T23" style:family="text">
      <style:text-properties officeooo:rsid="001b9e0c"/>
    </style:style>
    <style:style style:name="T24" style:family="text">
      <style:text-properties officeooo:rsid="001fbcee"/>
    </style:style>
    <style:style style:name="T25" style:family="text">
      <style:text-properties officeooo:rsid="0020b231"/>
    </style:style>
    <style:style style:name="T26" style:family="text">
      <style:text-properties officeooo:rsid="0029d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vention 16/11/2022</text:p>
      <text:p text:style-name="P1"/>
      <text:p text:style-name="P5"><text:span text:style-name="T15">Intervenant:</text:span> </text:p>
      <text:p text:style-name="P5"/>
      <text:p text:style-name="P6">Entrepreneur <text:span text:style-name="T16">possédant plusieurs entreprise dont une: </text:span></text:p>
      <text:p text:style-name="P6"><text:span text:style-name="T17">- </text:span><text:span text:style-name="T25">2006 </text:span><text:span text:style-name="T17">OneFirst </text:span><text:span text:style-name="T24">Vends des services </text:span><text:span text:style-name="T26">mais vendu Scalian</text:span><text:span text:style-name="T20">→</text:span><text:span text:style-name="T17"> </text:span><text:span text:style-name="T18">travail avec Louis Vuitton, gère le change-management, </text:span><text:span text:style-name="T21">gère la phase de recette (Les tests), </text:span><text:span text:style-name="T22">pilotage, </text:span><text:span text:style-name="T23">ont développer un portail pour Dior</text:span></text:p>
      <text:p text:style-name="P6"><text:span text:style-name="T19">.</text:span> <text:span text:style-name="T21">M</text:span><text:span text:style-name="T17">ais aussi une </text:span>association: 100 <text:span text:style-name="T14">000</text:span> entrepreneur<text:span text:style-name="T14">s</text:span></text:p>
      <text:p text:style-name="P4"/>
      <text:p text:style-name="P13">Son Histoire:</text:p>
      <text:p text:style-name="P7"/>
      <text:p text:style-name="P2"><text:span text:style-name="T6">Aber </text:span><text:span text:style-name="T1">Jean-Christophe, BEP Lycée Technique, viré du collège en 5ème, travail à 17ans, école </text:span><text:span text:style-name="T5">d’ingé. en </text:span><text:span text:style-name="T1">mécanique, Incubateur 2012, exemple d’incubateur: Station </text:span><text:span text:style-name="T2">F, </text:span><text:span text:style-name="T3">Entreprise SAGE, </text:span><text:span text:style-name="T4">C</text:span><text:span text:style-name="T3">apgemini démissionne à 29ans</text:span><text:span text:style-name="T4">pour créer son entreprise</text:span></text:p>
      <text:p text:style-name="P12"/>
      <text:p text:style-name="P14">Mot clés:</text:p>
      <text:p text:style-name="P10">- UAT</text:p>
      <text:p text:style-name="P10">- DSI</text:p>
      <text:p text:style-name="P11">- UX UI</text:p>
      <text:p text:style-name="P11">- APS</text:p>
      <text:p text:style-name="P15"><text:span text:style-name="T7">- </text:span><text:span text:style-name="T8">Digital Factory</text:span></text:p>
      <text:p text:style-name="P15"><text:span text:style-name="T8">- </text:span><text:span text:style-name="T9">Scraping de donnée</text:span></text:p>
      <text:p text:style-name="P15"><text:span text:style-name="T9">- </text:span><text:span text:style-name="T10">OnePoint</text:span></text:p>
      <text:p text:style-name="P15"><text:span text:style-name="T10">- </text:span><text:span text:style-name="T11">Node JS</text:span></text:p>
      <text:p text:style-name="P15"><text:span text:style-name="T11">-</text:span><text:span text:style-name="T12"> ESN</text:span></text:p>
      <text:p text:style-name="P15"><text:span text:style-name="T12">- </text:span><text:span text:style-name="T13">IOT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6T14:55:01.070000000</dc:date>
    <meta:editing-duration>PT20M55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08" meta:character-count="678" meta:non-whitespace-character-count="586"/>
  </office:meta>
</office:document-meta>
</file>